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7b3" officeooo:paragraph-rsid="001847b3"/>
    </style:style>
    <style:style style:name="P2" style:family="paragraph" style:parent-style-name="Standard">
      <style:text-properties officeooo:rsid="001847b3" officeooo:paragraph-rsid="001a6f7b"/>
    </style:style>
    <style:style style:name="P3" style:family="paragraph" style:parent-style-name="Standard">
      <style:text-properties officeooo:rsid="001a6f7b" officeooo:paragraph-rsid="001a6f7b"/>
    </style:style>
    <style:style style:name="P4" style:family="paragraph" style:parent-style-name="Standard" style:list-style-name="L1">
      <style:text-properties officeooo:rsid="001a6f7b" officeooo:paragraph-rsid="001a6f7b"/>
    </style:style>
    <style:style style:name="P5" style:family="paragraph" style:parent-style-name="Standard" style:list-style-name="L1">
      <style:text-properties officeooo:rsid="001ac6c8" officeooo:paragraph-rsid="001ac6c8"/>
    </style:style>
    <style:style style:name="P6" style:family="paragraph" style:parent-style-name="Standard" style:list-style-name="L1">
      <style:text-properties officeooo:rsid="001a6f7b" officeooo:paragraph-rsid="001ac6c8"/>
    </style:style>
    <style:style style:name="T1" style:family="text">
      <style:text-properties officeooo:rsid="001a6f7b"/>
    </style:style>
    <style:style style:name="T2" style:family="text">
      <style:text-properties officeooo:rsid="001ba469"/>
    </style:style>
    <style:style style:name="T3" style:family="text">
      <style:text-properties officeooo:rsid="001c782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/>
      <text:p text:style-name="P2">My name is Mark Weisser, <text:s/><text:span text:style-name="T1">I used </text:span>open source as an education platform <text:span text:style-name="T1">to a </text:span>self educated developer <text:span text:style-name="T1">with an MS in IT. <text:s/>and become a </text:span>co-founder of whizBANG Developers. <text:span text:style-name="T1">We are releasing a product that will directly affect the marketplace as we now know it.</text:span></text:p>
      <text:p text:style-name="P2"/>
      <text:p text:style-name="P3">Our Intents,</text:p>
      <text:p text:style-name="P2"/>
      <text:list text:style-name="L1">
        <text:list-item>
          <text:p text:style-name="P4">Compete with you not against you</text:p>
        </text:list-item>
        <text:list-item>
          <text:p text:style-name="P5">Create a successful business without damaging the busin<text:span text:style-name="T2">esses that have </text:span><text:span text:style-name="T3">supported the nix ecosystem to this point.</text:span></text:p>
        </text:list-item>
        <text:list-item>
          <text:p text:style-name="P6">Support the Nix Ecosystem</text:p>
        </text:list-item>
        <text:list-item>
          <text:p text:style-name="P5">Support <text:span text:style-name="T3">O</text:span>pensource <text:span text:style-name="T2">in genera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6:25:30.780253622</meta:creation-date>
    <meta:generator>LibreOffice/25.8.2.2$Linux_X86_64 LibreOffice_project/580$Build-2</meta:generator>
    <dc:date>2026-03-23T15:17:19.135607397</dc:date>
    <meta:editing-duration>PT4H6M11S</meta:editing-duration>
    <meta:editing-cycles>1</meta:editing-cycles>
    <meta:document-statistic meta:table-count="0" meta:image-count="0" meta:object-count="0" meta:page-count="1" meta:paragraph-count="7" meta:word-count="84" meta:character-count="474" meta:non-whitespace-character-count="399"/>
  </office:meta>
</office:document-meta>
</file>